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3f97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paragraph-rsid="0009331f"/>
    </style:style>
    <style:style style:name="P4" style:family="paragraph" style:parent-style-name="Preformatted_20_Text">
      <style:text-properties fo:background-color="#ffd8ce"/>
    </style:style>
    <style:style style:name="P5" style:family="paragraph" style:parent-style-name="Preformatted_20_Text">
      <style:text-properties fo:font-size="12pt" fo:font-weight="bold" fo:background-color="#ffd8ce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fo:color="#000000" loext:opacity="100%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fo:color="#000000" loext:opacity="100%" fo:font-size="12pt" fo:font-weight="bold" fo:background-color="#ffd8ce" style:font-size-asian="12pt" style:font-weight-asian="bold" style:font-size-complex="12pt" style:font-weight-complex="bold"/>
    </style:style>
    <style:style style:name="T1" style:family="text">
      <style:text-properties fo:background-color="#ffd8ce" loext:char-shading-value="0"/>
    </style:style>
    <style:style style:name="T2" style:family="text">
      <style:text-properties fo:font-size="12pt" fo:font-weight="bold" officeooo:rsid="00063f97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loext:opacity="100%" fo:font-size="12pt" fo:font-weight="bold" officeooo:rsid="000a2880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- Questo database contiene i dati economici e demografici e politici di una isola tropicale governata localmente</text:span></text:p>
      <text:p text:style-name="Preformatted_20_Text"><text:span text:style-name="Source_20_Text">-- dobbiamo trarre informazioni da presentare al consiglio dirigente</text:span></text:p>
      <text:p text:style-name="Preformatted_20_Text"/>
      <text:p text:style-name="Preformatted_20_Text"/>
      <text:p text:style-name="Preformatted_20_Text"><text:span text:style-name="Source_20_Text"><text:span text:style-name="T1">-- 1) Selezionare il prezzo attuale dell'oro. Voglio vedere SOLO Il costo, niente altro</text:span></text:span></text:p>
      <text:p text:style-name="Preformatted_20_Text"><text:span text:style-name="Source_20_Text"/></text:p>
      <text:p text:style-name="P1"><text:span text:style-name="Source_20_Text"><text:span text:style-name="T2">SELECT base_market_price FROM resource WHERE name=’Oro’</text:span></text:span></text:p>
      <text:p text:style-name="P1"><text:span text:style-name="Source_20_Text"/></text:p>
      <text:p text:style-name="Preformatted_20_Text"/>
      <text:p text:style-name="P2"><text:span text:style-name="Source_20_Text"><text:span text:style-name="T1">-- 2) Selezionare il prezzo attuale di Mais e Oro.</text:span></text:span><text:span text:style-name="Source_20_Text"> Stampare nome e costo</text:span></text:p>
      <text:p text:style-name="Text_20_body"><text:span text:style-name="Source_20_Text"><text:span text:style-name="T3">SELECT name, base_market_price FROM resource WHERE name IN ('Mais', 'Oro');</text:span></text:span></text:p>
      <text:p text:style-name="Preformatted_20_Text"/>
      <text:p text:style-name="P2"><text:span text:style-name="Source_20_Text"><text:span text:style-name="T1">-- 3) Selezionare nome e prezzo ivato (+22%) di tutte le materie PRIME</text:span></text:span></text:p>
      <text:p text:style-name="Text_20_body"><text:span text:style-name="Source_20_Text"><text:span text:style-name="T3">SELECT name, base_market_price + (base_market_price * 22 / 100) AS prezzo_ivato FROM resource WHERE is_processed = false;</text:span></text:span></text:p>
      <text:p text:style-name="P3"><text:span text:style-name="Source_20_Text"><text:span text:style-name="T1">-- 4) Trovare tutti i cittadini col cognome castro. Stampare nome, cognome, età, livello di studi, salario</text:span></text:span></text:p>
      <text:p text:style-name="P3"><text:span text:style-name="Source_20_Text"><text:span text:style-name="T4">SELECT</text:span></text:span><text:span text:style-name="Source_20_Text"><text:span text:style-name="T4"> first_name, last_name, age, education_level, salary<text:line-break/></text:span></text:span><text:span text:style-name="Source_20_Text"><text:span text:style-name="T4">FROM</text:span></text:span><text:span text:style-name="Source_20_Text"><text:span text:style-name="T4"> citizen </text:span></text:span><text:span text:style-name="Source_20_Text"><text:span text:style-name="T4">WHERE</text:span></text:span><text:span text:style-name="Source_20_Text"><text:span text:style-name="T4"> last_name = </text:span></text:span><text:span text:style-name="Source_20_Text"><text:span text:style-name="T4">'Castro'</text:span></text:span><text:span text:style-name="Source_20_Text"><text:span text:style-name="T4"> </text:span></text:span></text:p>
      <text:p text:style-name="P4"/>
      <text:p text:style-name="Preformatted_20_Text"><text:span text:style-name="Source_20_Text"><text:span text:style-name="T1">-- 5) Trovare tutti i cittadini maschi di età superiore ai 45 anni con livello di felicità compreso fra 40 e 80</text:span></text:span></text:p>
      <text:p text:style-name="Preformatted_20_Text"><text:span text:style-name="Source_20_Text"><text:span text:style-name="T5">SELECT *<text:line-break/>FROM citizen<text:line-break/>WHERE gender = 'M'<text:line-break/> <text:s/>AND age &gt; 45<text:line-break/> <text:s/>AND happiness_total BETWEEN 40 AND 80;</text:span></text:span></text:p>
      <text:p text:style-name="P5"/>
      <text:p text:style-name="Preformatted_20_Text"><text:span text:style-name="Source_20_Text"><text:span text:style-name="T1">-- 6) Produrre l'elenco di tutti tipi di edificio che producono risorse (solo producono, non ne richiedono)</text:span></text:span></text:p>
      <text:p text:style-name="Preformatted_20_Text"><text:span text:style-name="Source_20_Text"><text:span text:style-name="T4">SELECT <text:line-break/>        * <text:line-break/>FROM<text:line-break/>    BuildingType <text:line-break/>inner join <text:line-break/>        resource <text:line-break/>on <text:line-break/>    resource.id = BuildingType.output_resource_id <text:line-break/>AND <text:line-break/>    BuildingType.input_resource_id is nul</text:span></text:span><text:span text:style-name="Source_20_Text"><text:span text:style-name="T6">l</text:span></text:span><text:span text:style-name="Source_20_Text"><text:span text:style-name="T4">   </text:span></text:span></text:p>
      <text:p text:style-name="Preformatted_20_Text">--</text:p>
      <text:p text:style-name="P6">SELECT <text:line-break/>        * <text:line-break/>FROM<text:line-break/>    BuildingType <text:line-break/>where <text:line-break/>    input_resource_id is null <text:line-break/>AND <text:line-break/>    output_resource_id is not null<text:line-break/>     </text:p>
      <text:p text:style-name="Preformatted_20_Text"><text:soft-page-break/><text:span text:style-name="Source_20_Text"><text:span text:style-name="T1">-- 7) Produrre l'elenco di tutti i tipi di edificio che producono risorse col nome della risorsa prodotta</text:span></text:span></text:p>
      <text:p text:style-name="P6">SELECT BuildingType.name as buildingName, resource.name as resourceName<text:line-break/>FROM<text:line-break/>    BuildingType<text:line-break/>inner join resource on resource.id = BuildingType.output_resource_id </text:p>
      <text:p text:style-name="P7">SELECT bt.name as buildingName, resource.name as resourceName<text:line-break/>FROM<text:line-break/>    BuildingType bt<text:line-break/>inner join resource on resource.id = bt.output_resource_id </text:p>
      <text:p text:style-name="P8"/>
      <text:p text:style-name="Preformatted_20_Text"><text:span text:style-name="Source_20_Text"><text:span text:style-name="T1">-- 7.1) Stampare nome e cognome di tutti i cittadini con relativa fazione di appartenenza</text:span></text:span></text:p>
      <text:p text:style-name="Preformatted_20_Text"><text:span text:style-name="Source_20_Text"><text:span text:style-name="T4">SELECT <text:line-break/>    first_name as Nome, last_name as Cognome, faction.name as NomeFazione<text:line-break/>FROM<text:line-break/>    citizen<text:line-break/>inner join <text:line-break/>    faction<text:line-break/>on<text:line-break/>    faction.id = citizen.supported_faction_id </text:span></text:span></text:p>
      <text:p text:style-name="Preformatted_20_Text"/>
      <text:p text:style-name="Preformatted_20_Text"><text:span text:style-name="Source_20_Text">-- 7.2) Quali cittadini producono mais? Stampare nome e cognome.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-- 7.3) Quale è la percentuale di cittadini maggiorenni non impiegati?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-- 7.4) Stampare nome e cognome di tutti i cittadini impiegati nella produzione di materie prime di qualunque tipo 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-- 8) Produrre l'elenco di tutti i tipi di edficio che richiedono risorse e producono risorse stampando il nome delle risorse prodotte e richieste</text:span></text:p>
      <text:p text:style-name="Preformatted_20_Text"><text:span text:style-name="Source_20_Text"/></text:p>
      <text:p text:style-name="Preformatted_20_Text"/>
      <text:p text:style-name="Preformatted_20_Text"/>
      <text:p text:style-name="Preformatted_20_Text"><text:span text:style-name="Source_20_Text">-- 9) selezionare solo i diplomati e i laureati. Calcolare lo stipendio medio per genere. Stampare solo genere (M,F,N) e stipendio medio relativo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-- 10) Raggruppare gli edifici per tipo: Stampare il nome del tipo dell'edificio e il numero di edifici di quel tipo sull'isola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-- 11) Quanto tabacco è stato prodotto dal 1960 al 1965?</text:span></text:p>
      <text:p text:style-name="Preformatted_20_Text"><text:span text:style-name="Source_20_Text"/></text:p>
      <text:p text:style-name="Preformatted_20_Text"/>
      <text:p text:style-name="Preformatted_20_Text"/>
      <text:p text:style-name="Preformatted_20_Text"><text:span text:style-name="Source_20_Text">-- 12) Quale fazione vincerà le elezioni?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-- 13) Ipotizzando che <text:s/>capitalisti, militaristi e religiosi corrano assieme, e i comunisti da soli, di quanti voti vincerebbero le elezioni?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-- 14) Quanti soldi mi ha reso ogni edificio produttivo dal 1960 al 1965? Presentare il ricavo diviso per edificio.</text:span></text:p>
      <text:p text:style-name="Preformatted_20_Text"><text:soft-page-break/><text:span text:style-name="Source_20_Text"/></text:p>
      <text:p text:style-name="Preformatted_20_Text"/>
      <text:p text:style-name="P2"><text:span text:style-name="Source_20_Text">-- 15) El presidente ha deciso di imporre una tassa di 2 dollari per ogni maschio con "fi" nel nome, e di 1.5 dollari per ogni donna. Quanto renderà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09:09:22.643753000</meta:creation-date>
    <dc:date>2026-03-17T17:21:54.496265000</dc:date>
    <meta:editing-duration>PT34M20S</meta:editing-duration>
    <meta:editing-cycles>1</meta:editing-cycles>
    <meta:document-statistic meta:table-count="0" meta:image-count="0" meta:object-count="0" meta:page-count="3" meta:paragraph-count="32" meta:word-count="497" meta:character-count="3327" meta:non-whitespace-character-count="2754"/>
    <meta:generator>LibreOffice/26.2.0.3$Windows_X86_64 LibreOffice_project/620$Build-3</meta:generator>
  </office:meta>
</office:document-meta>
</file>